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1.PWM mode. Generate static PWM 1000 Hz 50/50 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1.PWM mode. </text:span>Generate dynamic PWM 1000 Hz from 0 to 100 % (Changing duty cycle in main function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1. Interrupt. Generate interrupt and toggle LED (PD 15 (Blue LED)) One sec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1. Interrupt. Change duty cycle PWM from interrupt. Perion 0.01 sec, from 0 to 100 % and back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1. Interrupt. Change duty cycle PWM from interrupt. Work with servo motor. 50 Hz. Duty cycle from 0.001 to 0.002 sec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1. DMA</text:p>
          </table:table-cell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1. Interrupt. Processing something from interrupt. <text:s/>(Keyboard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1. Work with CallBack functions</text:p>
          </table:table-cell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Як реалізовувати правельно меню на екрані</text:p>
          </table:table-cell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Як користуватись тачскріном</text:p>
          </table:table-cell>
          <table:table-cell table:style-name="ce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yboard. Read digits using interrupt.Timer3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9:34:41.310371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13T09:37:35.430909217</dc:date>
    <meta:editing-duration>P7DT8M35S</meta:editing-duration>
    <meta:editing-cycles>34</meta:editing-cycles>
    <meta:document-statistic meta:table-count="1" meta:cell-count="59" meta:object-count="0"/>
  </office:meta>
</office:document-meta>
</file>